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12cm"/>
    </style:style>
    <style:style style:name="co2" style:family="table-column">
      <style:table-column-properties fo:break-before="auto" style:column-width="0.728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1.963cm"/>
    </style:style>
    <style:style style:name="co6" style:family="table-column">
      <style:table-column-properties fo:break-before="auto" style:column-width="1.78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olumnPresenceCardinali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DENumme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rd-1 D</text:p>
          </table:table-cell>
          <table:table-cell office:value-type="string" calcext:value-type="string">
            <text:p>Card-6 GS</text:p>
          </table:table-cell>
          <table:table-cell office:value-type="string" calcext:value-type="string">
            <text:p>Card-7 SI</text:p>
          </table:table-cell>
          <table:table-cell office:value-type="string" calcext:value-type="string">
            <text:p>CodeList</text:p>
          </table:table-cell>
        </table:table-row>
        <table:table-row table:style-name="ro1">
          <table:table-cell office:value-type="string" calcext:value-type="string">
            <text:p>11 01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1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2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2 001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3 000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 03 001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9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10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1 10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1 000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1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2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7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0 000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8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2 009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8 000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8 001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9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09 001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0 000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10 001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0 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2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11 015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8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6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19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1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2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6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7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19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1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2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6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7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19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1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2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00</text:p>
          </table:table-cell>
          <table:table-cell table:number-columns-repeated="8"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1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75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7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17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3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06 074 000</text:p>
          </table:table-cell>
          <table:table-cell table:number-columns-repeated="8"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1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75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7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00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6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7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19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1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2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00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6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7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19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1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2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4 000 000</text:p>
          </table:table-cell>
          <table:table-cell table:number-columns-repeated="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4 03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14 017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00 000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0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31 000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16 031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16 034 000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16 034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20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20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21 000 0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21 017 0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00 00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35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1 036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2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1 037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39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3 038 000</text:p>
          </table:table-cell>
          <table:table-cell table:number-columns-repeated="7" office:value-type="string" calcext:value-type="string">
            <text:p>b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3 042 000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41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3 040 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4 000 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5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4 008 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4 014 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5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05 001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6 000 00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06 001 000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7 000 0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 07 001 0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08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 08 001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09 000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09 001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0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 10 001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11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 11 001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4 12 000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2 012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2 014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3 000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3 012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3 014 0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4 000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4 012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4 014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5 000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5 012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5 014 000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6 000 000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 16 001 000</text:p>
          </table:table-cell>
          <table:table-cell table:number-columns-repeated="5"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 17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17 001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 09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 09 001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03 000 00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 03 001 00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04 000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 04 001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06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 06 001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08 000 00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 08 001 00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09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 09 001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00 00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45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6 15 046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6 15 036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52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53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47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47 001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48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48 049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48 05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51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51 017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18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18 019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18 021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18 022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18 02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81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15 081 021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81 025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 15 081 02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7 09 000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7 09 001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7 10 000 00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7 10 001 00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1 000 000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8 01 001 000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2 000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8 02 001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4 000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04 000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8 04 001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4 001 000</text:p>
          </table:table-cell>
          <table:table-cell table:number-columns-repeated="5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5 000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8 05 001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6 000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6 003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6 004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6 054 00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8 000 00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8 08 001 00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9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9 056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9 057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9 058 00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9 059 00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09 060 000</text:p>
          </table:table-cell>
          <table:table-cell table:number-columns-repeated="5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8 10 000 000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8 10 001 000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9 01 000 000</text:p>
          </table:table-cell>
          <table:table-cell table:number-columns-repeated="4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01 001 000</text:p>
          </table:table-cell>
          <table:table-cell table:number-columns-repeated="4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9 03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03 001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9 04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04 001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9 06 000 000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06 061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9 06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9 07 000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/>
          <table:table-cell office:value-type="float" office:value="9999" calcext:value-type="float">
            <text:p>999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9 07 063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9 07 044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/>
          <table:table-cell office:value-type="float" office:value="9999" calcext:value-type="float">
            <text:p>9999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9 08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9 08 062 000</text:p>
          </table:table-cell>
          <table:table-cell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9 01 00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9 01 001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9 02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 02 001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99 03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9 03 069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9 03 070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9 03 012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9 03 071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9 03 072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9 03 073 000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9 05 000 00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9 05 001 00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99 06 000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9 06 001 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5:11:28.348477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  <dc:date>2021-12-13T16:03:23.741489178</dc:date>
    <meta:editing-duration>PT3H12M12S</meta:editing-duration>
    <meta:editing-cycles>31</meta:editing-cycles>
    <meta:document-statistic meta:table-count="1" meta:cell-count="2275" meta:object-count="0"/>
  </office:meta>
</office:document-meta>
</file>